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style mathvariant="bold-sans-serif">
          <mstyle mathsize="200%">
            <mn>1</mn>
          </mstyle>
        </mstyle>
        <mo stretchy="false">=</mo>
        <mrow>
          <mo fence="true" form="prefix" stretchy="true">[</mo>
          <mrow>
            <mtable>
              <mtr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  <mtr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</mtable>
          </mrow>
          <mo fence="true" form="postfix" stretchy="true">]</mo>
        </mrow>
      </mrow>
      <mrow>
        <mstyle mathvariant="bold-sans-serif">
          <mstyle mathsize="200%">
            <mn>2</mn>
          </mstyle>
        </mstyle>
        <mo stretchy="false">=</mo>
        <mrow>
          <mo fence="true" form="prefix" stretchy="true">[</mo>
          <mrow>
            <mtable>
              <mtr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  <mtr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</mtable>
          </mrow>
          <mo fence="true" form="postfix" stretchy="true">]</mo>
        </mrow>
      </mrow>
      <mrow>
        <mstyle mathvariant="bold-sans-serif">
          <mstyle mathsize="200%">
            <mn>3</mn>
          </mstyle>
        </mstyle>
        <mo stretchy="false">=</mo>
        <mrow>
          <mo fence="true" form="prefix" stretchy="true">[</mo>
          <mrow>
            <mtable>
              <mtr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  <mtr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</mtable>
          </mrow>
          <mo fence="true" form="postfix" stretchy="true">]</mo>
        </mrow>
      </mrow>
      <mrow>
        <mstyle mathvariant="bold-sans-serif">
          <mstyle mathsize="200%">
            <mn>4</mn>
          </mstyle>
        </mstyle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  <mtr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</mtable>
          </mrow>
          <mo fence="true" form="postfix" stretchy="true">]</mo>
        </mrow>
      </mrow>
      <mrow>
        <mstyle mathvariant="bold-sans-serif">
          <mstyle mathsize="200%">
            <mn>5</mn>
          </mstyle>
        </mstyle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  <mtr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</mtable>
          </mrow>
          <mo fence="true" form="postfix" stretchy="true">]</mo>
        </mrow>
      </mrow>
      <mrow>
        <mstyle mathvariant="bold-sans-serif">
          <mstyle mathsize="200%">
            <mn>6</mn>
          </mstyle>
        </mstyle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i>j</mi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  <mtr>
                <mtd>
                  <mrow>
                    <mo stretchy="false">−</mo>
                    <msub>
                      <mi>e</mi>
                      <mrow>
                        <mo fence="true" form="prefix" stretchy="false">(</mo>
                        <mrow>
                          <mrow>
                            <mi>n</mi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  <mtd>
                  <mrow>
                    <mo stretchy="false">+</mo>
                    <msub>
                      <mi>e</mi>
                      <mrow>
                        <mo fence="true" form="prefix" stretchy="false">(</mo>
                        <mrow>
                          <mrow>
                            <mrow>
                              <mi>n</mi>
                              <mo stretchy="false">+</mo>
                              <mn>1</mn>
                            </mrow>
                            <mi>,</mi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sub>
                  </mrow>
                </mtd>
              </mtr>
            </mtable>
          </mrow>
          <mo fence="true" form="postfix" stretchy="true">]</mo>
        </mrow>
      </mrow>
      <mi mathvariant="italic">where</mi>
      <mi>n</mi>
      <mi mathvariant="italic">is</mi>
      <mi mathvariant="italic">even</mi>
    </mrow>
    <annotation encoding="StarMath 5.0">font sans bold size *2 1 =left[matrix{+e_(n,j)#+e_(n+1,j)##+e_(n,j+1)#-e_(n+1,j+1)}right]
font sans bold size *2 2   =left[matrix{+e_(n,j)#+e_(n+1,j)##-e_(n,j+1)#+e_(n+1,j+1)}right]
font sans bold size *2 3 =left[matrix{+e_(n,j)#-e_(n+1,j)##+e_(n,j+1)#+e_(n+1,j+1)}right]
font sans bold size *2 4 =left[matrix{-e_(n,j)#+e_(n+1,j)##-e_(n,j+1)#-e_(n+1,j+1)}right]
font sans bold size *2 5 =left[matrix{-e_(n,j)#-e_(n+1,j)##+e_(n,j+1)#-e_(n+1,j+1)}right]
font sans bold size *2 6 =left[matrix{-e_(n,j)#-e_(n+1,j)##-e_(n,j+1)#+e_(n+1,j+1)}right]
where n is even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1:41:54.174133711</meta:creation-date>
    <dc:date>2025-03-09T03:11:08.918397678</dc:date>
    <meta:editing-duration>PT1H29M15S</meta:editing-duration>
    <meta:editing-cycles>1</meta:editing-cycles>
    <meta:generator>LibreOffice/7.4.7.2$Linux_X86_64 LibreOffice_project/40$Build-2</meta:generator>
  </office:meta>
</office:document-meta>
</file>